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o delay</text:p>
          </table:table-cell>
          <table:table-cell office:value-type="string" calcext:value-type="string">
            <text:p>Delay 100</text:p>
          </table:table-cell>
          <table:table-cell office:value-type="string" calcext:value-type="string">
            <text:p>Delay 200</text:p>
          </table:table-cell>
          <table:table-cell office:value-type="string" calcext:value-type="string">
            <text:p>Delay 300</text:p>
          </table:table-cell>
          <table:table-cell office:value-type="string" calcext:value-type="string">
            <text:p>Delay 400</text:p>
          </table:table-cell>
          <table:table-cell office:value-type="string" calcext:value-type="string">
            <text:p>Delay 500</text:p>
          </table:table-cell>
          <table:table-cell office:value-type="string" calcext:value-type="string">
            <text:p>Delay 600</text:p>
          </table:table-cell>
          <table:table-cell office:value-type="string" calcext:value-type="string">
            <text:p>Delay 700</text:p>
          </table:table-cell>
          <table:table-cell office:value-type="string" calcext:value-type="string">
            <text:p>Delay 800</text:p>
          </table:table-cell>
          <table:table-cell office:value-type="string" calcext:value-type="string">
            <text:p>Delay 900</text:p>
          </table:table-cell>
          <table:table-cell office:value-type="string" calcext:value-type="string">
            <text:p>Delay 1000</text:p>
          </table:table-cell>
          <table:table-cell/>
          <table:table-cell office:value-type="string" calcext:value-type="string">
            <text:p>Loss 50%</text:p>
          </table:table-cell>
          <table:table-cell office:value-type="string" calcext:value-type="string">
            <text:p>Loss 90%</text:p>
          </table:table-cell>
          <table:table-cell/>
          <table:table-cell office:value-type="string" calcext:value-type="string">
            <text:p>5% corruption</text:p>
          </table:table-cell>
          <table:table-cell office:value-type="string" calcext:value-type="string">
            <text:p>25% corruption</text:p>
          </table:table-cell>
          <table:table-cell office:value-type="string" calcext:value-type="string">
            <text:p>50% corruption</text:p>
          </table:table-cell>
          <table:table-cell office:value-type="string" calcext:value-type="string">
            <text:p>75% corruption</text:p>
          </table:table-cell>
        </table:table-row>
        <table:table-row table:style-name="ro1">
          <table:table-cell office:value-type="float" office:value="256.823844935611" calcext:value-type="float">
            <text:p>256.823844935611</text:p>
          </table:table-cell>
          <table:table-cell office:value-type="float" office:value="12018.2257598811" calcext:value-type="float">
            <text:p>12018.2257598811</text:p>
          </table:table-cell>
          <table:table-cell office:value-type="float" office:value="477.835511996101" calcext:value-type="float">
            <text:p>477.835511996101</text:p>
          </table:table-cell>
          <table:table-cell office:value-type="float" office:value="12835.8224339948" calcext:value-type="float">
            <text:p>12835.8224339948</text:p>
          </table:table-cell>
          <table:table-cell office:value-type="float" office:value="11814.9408450704" calcext:value-type="float">
            <text:p>11814.9408450704</text:p>
          </table:table-cell>
          <table:table-cell office:value-type="float" office:value="15282.3051618563" calcext:value-type="float">
            <text:p>15282.3051618563</text:p>
          </table:table-cell>
          <table:table-cell office:value-type="float" office:value="15366.5855561413" calcext:value-type="float">
            <text:p>15366.5855561413</text:p>
          </table:table-cell>
          <table:table-cell office:value-type="float" office:value="20843.7001895325" calcext:value-type="float">
            <text:p>20843.7001895325</text:p>
          </table:table-cell>
          <table:table-cell office:value-type="float" office:value="14231.6124922211" calcext:value-type="float">
            <text:p>14231.6124922211</text:p>
          </table:table-cell>
          <table:table-cell office:value-type="float" office:value="340.271128566203" calcext:value-type="float">
            <text:p>340.271128566203</text:p>
          </table:table-cell>
          <table:table-cell office:value-type="float" office:value="7318.99180851706" calcext:value-type="float">
            <text:p>7318.99180851706</text:p>
          </table:table-cell>
          <table:table-cell/>
          <table:table-cell office:value-type="float" office:value="232.175556289901" calcext:value-type="float">
            <text:p>232.175556289901</text:p>
          </table:table-cell>
          <table:table-cell office:value-type="float" office:value="26.1885103802274" calcext:value-type="float">
            <text:p>26.1885103802274</text:p>
          </table:table-cell>
          <table:table-cell/>
          <table:table-cell office:value-type="float" office:value="11680.8779230344" calcext:value-type="float">
            <text:p>11680.8779230344</text:p>
          </table:table-cell>
          <table:table-cell office:value-type="float" office:value="1027.06080494896" calcext:value-type="float">
            <text:p>1027.06080494896</text:p>
          </table:table-cell>
          <table:table-cell office:value-type="float" office:value="353.381921312308" calcext:value-type="float">
            <text:p>353.381921312308</text:p>
          </table:table-cell>
          <table:table-cell office:value-type="float" office:value="273.985011470921" calcext:value-type="float">
            <text:p>273.985011470921</text:p>
          </table:table-cell>
        </table:table-row>
        <table:table-row table:style-name="ro1">
          <table:table-cell office:value-type="float" office:value="2577.06652222094" calcext:value-type="float">
            <text:p>2577.06652222094</text:p>
          </table:table-cell>
          <table:table-cell office:value-type="float" office:value="11961.4921544586" calcext:value-type="float">
            <text:p>11961.4921544586</text:p>
          </table:table-cell>
          <table:table-cell office:value-type="float" office:value="12691.2093055299" calcext:value-type="float">
            <text:p>12691.2093055299</text:p>
          </table:table-cell>
          <table:table-cell office:value-type="float" office:value="12761.9098248308" calcext:value-type="float">
            <text:p>12761.9098248308</text:p>
          </table:table-cell>
          <table:table-cell office:value-type="float" office:value="11271.4824581496" calcext:value-type="float">
            <text:p>11271.4824581496</text:p>
          </table:table-cell>
          <table:table-cell office:value-type="float" office:value="12304.188571967" calcext:value-type="float">
            <text:p>12304.188571967</text:p>
          </table:table-cell>
          <table:table-cell office:value-type="float" office:value="16197.5194583378" calcext:value-type="float">
            <text:p>16197.5194583378</text:p>
          </table:table-cell>
          <table:table-cell office:value-type="float" office:value="9002.51847052237" calcext:value-type="float">
            <text:p>9002.51847052237</text:p>
          </table:table-cell>
          <table:table-cell office:value-type="float" office:value="1462.68260428908" calcext:value-type="float">
            <text:p>1462.68260428908</text:p>
          </table:table-cell>
          <table:table-cell office:value-type="float" office:value="18268.2902968866" calcext:value-type="float">
            <text:p>18268.2902968866</text:p>
          </table:table-cell>
          <table:table-cell office:value-type="float" office:value="5985.72163466257" calcext:value-type="float">
            <text:p>5985.72163466257</text:p>
          </table:table-cell>
          <table:table-cell/>
          <table:table-cell office:value-type="float" office:value="239.766521149326" calcext:value-type="float">
            <text:p>239.766521149326</text:p>
          </table:table-cell>
          <table:table-cell office:value-type="float" office:value="35.3996173899996" calcext:value-type="float">
            <text:p>35.3996173899996</text:p>
          </table:table-cell>
          <table:table-cell/>
          <table:table-cell office:value-type="float" office:value="3347.32837525978" calcext:value-type="float">
            <text:p>3347.32837525978</text:p>
          </table:table-cell>
          <table:table-cell office:value-type="float" office:value="2567.6888958189" calcext:value-type="float">
            <text:p>2567.6888958189</text:p>
          </table:table-cell>
          <table:table-cell office:value-type="float" office:value="787.604977801845" calcext:value-type="float">
            <text:p>787.604977801845</text:p>
          </table:table-cell>
          <table:table-cell office:value-type="float" office:value="333.681855925784" calcext:value-type="float">
            <text:p>333.681855925784</text:p>
          </table:table-cell>
        </table:table-row>
        <table:table-row table:style-name="ro1">
          <table:table-cell office:value-type="float" office:value="7596.88362296979" calcext:value-type="float">
            <text:p>7596.88362296979</text:p>
          </table:table-cell>
          <table:table-cell office:value-type="float" office:value="12445.8726084628" calcext:value-type="float">
            <text:p>12445.8726084628</text:p>
          </table:table-cell>
          <table:table-cell office:value-type="float" office:value="20111.7168607572" calcext:value-type="float">
            <text:p>20111.7168607572</text:p>
          </table:table-cell>
          <table:table-cell office:value-type="float" office:value="12639.0289897427" calcext:value-type="float">
            <text:p>12639.0289897427</text:p>
          </table:table-cell>
          <table:table-cell office:value-type="float" office:value="13237.4601184044" calcext:value-type="float">
            <text:p>13237.4601184044</text:p>
          </table:table-cell>
          <table:table-cell office:value-type="float" office:value="11490.7859213581" calcext:value-type="float">
            <text:p>11490.7859213581</text:p>
          </table:table-cell>
          <table:table-cell office:value-type="float" office:value="12194.1230741928" calcext:value-type="float">
            <text:p>12194.1230741928</text:p>
          </table:table-cell>
          <table:table-cell office:value-type="float" office:value="10117.2103368103" calcext:value-type="float">
            <text:p>10117.2103368103</text:p>
          </table:table-cell>
          <table:table-cell office:value-type="float" office:value="9559.19490097071" calcext:value-type="float">
            <text:p>9559.19490097071</text:p>
          </table:table-cell>
          <table:table-cell office:value-type="float" office:value="2555.33483722248" calcext:value-type="float">
            <text:p>2555.33483722248</text:p>
          </table:table-cell>
          <table:table-cell office:value-type="float" office:value="1747.84557055152" calcext:value-type="float">
            <text:p>1747.84557055152</text:p>
          </table:table-cell>
          <table:table-cell/>
          <table:table-cell office:value-type="float" office:value="195.095988828666" calcext:value-type="float">
            <text:p>195.095988828666</text:p>
          </table:table-cell>
          <table:table-cell office:value-type="float" office:value="41.2144885268248" calcext:value-type="float">
            <text:p>41.2144885268248</text:p>
          </table:table-cell>
          <table:table-cell/>
          <table:table-cell office:value-type="float" office:value="3691.25209657243" calcext:value-type="float">
            <text:p>3691.25209657243</text:p>
          </table:table-cell>
          <table:table-cell office:value-type="float" office:value="1491.95749784187" calcext:value-type="float">
            <text:p>1491.95749784187</text:p>
          </table:table-cell>
          <table:table-cell office:value-type="float" office:value="1032.1448013283" calcext:value-type="float">
            <text:p>1032.1448013283</text:p>
          </table:table-cell>
          <table:table-cell office:value-type="float" office:value="335.04869323808" calcext:value-type="float">
            <text:p>335.04869323808</text:p>
          </table:table-cell>
        </table:table-row>
        <table:table-row table:style-name="ro1">
          <table:table-cell office:value-type="float" office:value="146157.205378352" calcext:value-type="float">
            <text:p>146157.205378352</text:p>
          </table:table-cell>
          <table:table-cell office:value-type="float" office:value="11248.0570904586" calcext:value-type="float">
            <text:p>11248.0570904586</text:p>
          </table:table-cell>
          <table:table-cell office:value-type="float" office:value="11266.4447883011" calcext:value-type="float">
            <text:p>11266.4447883011</text:p>
          </table:table-cell>
          <table:table-cell office:value-type="float" office:value="11926.6996766598" calcext:value-type="float">
            <text:p>11926.6996766598</text:p>
          </table:table-cell>
          <table:table-cell office:value-type="float" office:value="11613.5507107985" calcext:value-type="float">
            <text:p>11613.5507107985</text:p>
          </table:table-cell>
          <table:table-cell office:value-type="float" office:value="11226.6875638929" calcext:value-type="float">
            <text:p>11226.6875638929</text:p>
          </table:table-cell>
          <table:table-cell office:value-type="float" office:value="12393.8386034785" calcext:value-type="float">
            <text:p>12393.8386034785</text:p>
          </table:table-cell>
          <table:table-cell office:value-type="float" office:value="12775.3828801126" calcext:value-type="float">
            <text:p>12775.3828801126</text:p>
          </table:table-cell>
          <table:table-cell office:value-type="float" office:value="5545.67651453574" calcext:value-type="float">
            <text:p>5545.67651453574</text:p>
          </table:table-cell>
          <table:table-cell office:value-type="float" office:value="9110.77272586058" calcext:value-type="float">
            <text:p>9110.77272586058</text:p>
          </table:table-cell>
          <table:table-cell office:value-type="float" office:value="318.891921527534" calcext:value-type="float">
            <text:p>318.891921527534</text:p>
          </table:table-cell>
          <table:table-cell/>
          <table:table-cell office:value-type="float" office:value="161.794952557962" calcext:value-type="float">
            <text:p>161.794952557962</text:p>
          </table:table-cell>
          <table:table-cell office:value-type="float" office:value="9.72685759559473" calcext:value-type="float">
            <text:p>9.72685759559473</text:p>
          </table:table-cell>
          <table:table-cell/>
          <table:table-cell office:value-type="float" office:value="641.875090006919" calcext:value-type="float">
            <text:p>641.875090006919</text:p>
          </table:table-cell>
          <table:table-cell office:value-type="float" office:value="2415.6405921788" calcext:value-type="float">
            <text:p>2415.6405921788</text:p>
          </table:table-cell>
          <table:table-cell office:value-type="float" office:value="491.832676079686" calcext:value-type="float">
            <text:p>491.832676079686</text:p>
          </table:table-cell>
          <table:table-cell office:value-type="float" office:value="161.993793941853" calcext:value-type="float">
            <text:p>161.993793941853</text:p>
          </table:table-cell>
        </table:table-row>
        <table:table-row table:style-name="ro1">
          <table:table-cell office:value-type="float" office:value="20912.6907498914" calcext:value-type="float">
            <text:p>20912.6907498914</text:p>
          </table:table-cell>
          <table:table-cell office:value-type="float" office:value="12924.5629237002" calcext:value-type="float">
            <text:p>12924.5629237002</text:p>
          </table:table-cell>
          <table:table-cell office:value-type="float" office:value="10854.827374866" calcext:value-type="float">
            <text:p>10854.827374866</text:p>
          </table:table-cell>
          <table:table-cell office:value-type="float" office:value="12077.3604530316" calcext:value-type="float">
            <text:p>12077.3604530316</text:p>
          </table:table-cell>
          <table:table-cell office:value-type="float" office:value="12083.2527842212" calcext:value-type="float">
            <text:p>12083.2527842212</text:p>
          </table:table-cell>
          <table:table-cell office:value-type="float" office:value="11252.3427122973" calcext:value-type="float">
            <text:p>11252.3427122973</text:p>
          </table:table-cell>
          <table:table-cell office:value-type="float" office:value="27102.4652369622" calcext:value-type="float">
            <text:p>27102.4652369622</text:p>
          </table:table-cell>
          <table:table-cell office:value-type="float" office:value="19226.7028619245" calcext:value-type="float">
            <text:p>19226.7028619245</text:p>
          </table:table-cell>
          <table:table-cell office:value-type="float" office:value="14387.1878062907" calcext:value-type="float">
            <text:p>14387.1878062907</text:p>
          </table:table-cell>
          <table:table-cell office:value-type="float" office:value="11310.664949205" calcext:value-type="float">
            <text:p>11310.664949205</text:p>
          </table:table-cell>
          <table:table-cell office:value-type="float" office:value="10449.7284514434" calcext:value-type="float">
            <text:p>10449.7284514434</text:p>
          </table:table-cell>
          <table:table-cell/>
          <table:table-cell office:value-type="float" office:value="188.937212836236" calcext:value-type="float">
            <text:p>188.937212836236</text:p>
          </table:table-cell>
          <table:table-cell office:value-type="float" office:value="24.656714068877" calcext:value-type="float">
            <text:p>24.656714068877</text:p>
          </table:table-cell>
          <table:table-cell/>
          <table:table-cell office:value-type="float" office:value="308.626917559462" calcext:value-type="float">
            <text:p>308.626917559462</text:p>
          </table:table-cell>
          <table:table-cell office:value-type="float" office:value="732.450035995533" calcext:value-type="float">
            <text:p>732.450035995533</text:p>
          </table:table-cell>
          <table:table-cell office:value-type="float" office:value="304.407705904089" calcext:value-type="float">
            <text:p>304.407705904089</text:p>
          </table:table-cell>
          <table:table-cell office:value-type="float" office:value="47.8890327573282" calcext:value-type="float">
            <text:p>47.8890327573282</text:p>
          </table:table-cell>
        </table:table-row>
        <table:table-row table:style-name="ro1">
          <table:table-cell office:value-type="float" office:value="1162.13724650796" calcext:value-type="float">
            <text:p>1162.13724650796</text:p>
          </table:table-cell>
          <table:table-cell office:value-type="float" office:value="15671.6265660106" calcext:value-type="float">
            <text:p>15671.6265660106</text:p>
          </table:table-cell>
          <table:table-cell office:value-type="float" office:value="13067.2860147074" calcext:value-type="float">
            <text:p>13067.2860147074</text:p>
          </table:table-cell>
          <table:table-cell office:value-type="float" office:value="13161.2315420871" calcext:value-type="float">
            <text:p>13161.2315420871</text:p>
          </table:table-cell>
          <table:table-cell office:value-type="float" office:value="13302.7768572654" calcext:value-type="float">
            <text:p>13302.7768572654</text:p>
          </table:table-cell>
          <table:table-cell office:value-type="float" office:value="10783.2489148386" calcext:value-type="float">
            <text:p>10783.2489148386</text:p>
          </table:table-cell>
          <table:table-cell office:value-type="float" office:value="12149.0097443129" calcext:value-type="float">
            <text:p>12149.0097443129</text:p>
          </table:table-cell>
          <table:table-cell office:value-type="float" office:value="12173.6895310381" calcext:value-type="float">
            <text:p>12173.6895310381</text:p>
          </table:table-cell>
          <table:table-cell office:value-type="float" office:value="5504.9596750608" calcext:value-type="float">
            <text:p>5504.9596750608</text:p>
          </table:table-cell>
          <table:table-cell office:value-type="float" office:value="14664.224252489" calcext:value-type="float">
            <text:p>14664.224252489</text:p>
          </table:table-cell>
          <table:table-cell office:value-type="float" office:value="4182.11025638418" calcext:value-type="float">
            <text:p>4182.11025638418</text:p>
          </table:table-cell>
          <table:table-cell/>
          <table:table-cell office:value-type="float" office:value="482.936438339768" calcext:value-type="float">
            <text:p>482.936438339768</text:p>
          </table:table-cell>
          <table:table-cell office:value-type="float" office:value="19.107820047468" calcext:value-type="float">
            <text:p>19.107820047468</text:p>
          </table:table-cell>
          <table:table-cell/>
          <table:table-cell office:value-type="float" office:value="2144.95816043615" calcext:value-type="float">
            <text:p>2144.95816043615</text:p>
          </table:table-cell>
          <table:table-cell office:value-type="float" office:value="1000.93204949924" calcext:value-type="float">
            <text:p>1000.93204949924</text:p>
          </table:table-cell>
          <table:table-cell office:value-type="float" office:value="821.281697280488" calcext:value-type="float">
            <text:p>821.281697280488</text:p>
          </table:table-cell>
          <table:table-cell office:value-type="float" office:value="53.9926418795351" calcext:value-type="float">
            <text:p>53.9926418795351</text:p>
          </table:table-cell>
        </table:table-row>
        <table:table-row table:style-name="ro1">
          <table:table-cell office:value-type="float" office:value="192171.418420768" calcext:value-type="float">
            <text:p>192171.418420768</text:p>
          </table:table-cell>
          <table:table-cell office:value-type="float" office:value="11378.7652181357" calcext:value-type="float">
            <text:p>11378.7652181357</text:p>
          </table:table-cell>
          <table:table-cell office:value-type="float" office:value="12443.5089553299" calcext:value-type="float">
            <text:p>12443.5089553299</text:p>
          </table:table-cell>
          <table:table-cell office:value-type="float" office:value="12412.8186355134" calcext:value-type="float">
            <text:p>12412.8186355134</text:p>
          </table:table-cell>
          <table:table-cell office:value-type="float" office:value="11333.4274304952" calcext:value-type="float">
            <text:p>11333.4274304952</text:p>
          </table:table-cell>
          <table:table-cell office:value-type="float" office:value="12148.085238323" calcext:value-type="float">
            <text:p>12148.085238323</text:p>
          </table:table-cell>
          <table:table-cell office:value-type="float" office:value="12672.348218833" calcext:value-type="float">
            <text:p>12672.348218833</text:p>
          </table:table-cell>
          <table:table-cell office:value-type="float" office:value="13959.6154897446" calcext:value-type="float">
            <text:p>13959.6154897446</text:p>
          </table:table-cell>
          <table:table-cell office:value-type="float" office:value="10488.0806869067" calcext:value-type="float">
            <text:p>10488.0806869067</text:p>
          </table:table-cell>
          <table:table-cell office:value-type="float" office:value="3795.8782868426" calcext:value-type="float">
            <text:p>3795.8782868426</text:p>
          </table:table-cell>
          <table:table-cell office:value-type="float" office:value="667.880865772969" calcext:value-type="float">
            <text:p>667.880865772969</text:p>
          </table:table-cell>
          <table:table-cell/>
          <table:table-cell office:value-type="float" office:value="127.64427818964" calcext:value-type="float">
            <text:p>127.64427818964</text:p>
          </table:table-cell>
          <table:table-cell office:value-type="float" office:value="13.2698890291881" calcext:value-type="float">
            <text:p>13.2698890291881</text:p>
          </table:table-cell>
          <table:table-cell/>
          <table:table-cell office:value-type="float" office:value="3597.21880540311" calcext:value-type="float">
            <text:p>3597.21880540311</text:p>
          </table:table-cell>
          <table:table-cell office:value-type="float" office:value="2488.25810201978" calcext:value-type="float">
            <text:p>2488.25810201978</text:p>
          </table:table-cell>
          <table:table-cell office:value-type="float" office:value="844.845524068815" calcext:value-type="float">
            <text:p>844.845524068815</text:p>
          </table:table-cell>
          <table:table-cell/>
        </table:table-row>
        <table:table-row table:style-name="ro1">
          <table:table-cell office:value-type="float" office:value="46363.112198532" calcext:value-type="float">
            <text:p>46363.112198532</text:p>
          </table:table-cell>
          <table:table-cell office:value-type="float" office:value="11110.9181050596" calcext:value-type="float">
            <text:p>11110.9181050596</text:p>
          </table:table-cell>
          <table:table-cell office:value-type="float" office:value="12382.1009338277" calcext:value-type="float">
            <text:p>12382.1009338277</text:p>
          </table:table-cell>
          <table:table-cell office:value-type="float" office:value="12413.6331829607" calcext:value-type="float">
            <text:p>12413.6331829607</text:p>
          </table:table-cell>
          <table:table-cell office:value-type="float" office:value="12621.5750193331" calcext:value-type="float">
            <text:p>12621.5750193331</text:p>
          </table:table-cell>
          <table:table-cell office:value-type="float" office:value="13925.0757193663" calcext:value-type="float">
            <text:p>13925.0757193663</text:p>
          </table:table-cell>
          <table:table-cell office:value-type="float" office:value="15444.4884046115" calcext:value-type="float">
            <text:p>15444.4884046115</text:p>
          </table:table-cell>
          <table:table-cell office:value-type="float" office:value="25168.5301228983" calcext:value-type="float">
            <text:p>25168.5301228983</text:p>
          </table:table-cell>
          <table:table-cell office:value-type="float" office:value="17106.1387387535" calcext:value-type="float">
            <text:p>17106.1387387535</text:p>
          </table:table-cell>
          <table:table-cell office:value-type="float" office:value="19391.2139049826" calcext:value-type="float">
            <text:p>19391.2139049826</text:p>
          </table:table-cell>
          <table:table-cell office:value-type="float" office:value="453.240587996285" calcext:value-type="float">
            <text:p>453.240587996285</text:p>
          </table:table-cell>
          <table:table-cell/>
          <table:table-cell office:value-type="float" office:value="259.740305299689" calcext:value-type="float">
            <text:p>259.740305299689</text:p>
          </table:table-cell>
          <table:table-cell table:number-columns-repeated="2"/>
          <table:table-cell office:value-type="float" office:value="2951.86182661133" calcext:value-type="float">
            <text:p>2951.86182661133</text:p>
          </table:table-cell>
          <table:table-cell office:value-type="float" office:value="772.710853657033" calcext:value-type="float">
            <text:p>772.710853657033</text:p>
          </table:table-cell>
          <table:table-cell office:value-type="float" office:value="601.554035876401" calcext:value-type="float">
            <text:p>601.554035876401</text:p>
          </table:table-cell>
          <table:table-cell/>
        </table:table-row>
        <table:table-row table:style-name="ro1">
          <table:table-cell office:value-type="float" office:value="84913.5419263819" calcext:value-type="float">
            <text:p>84913.5419263819</text:p>
          </table:table-cell>
          <table:table-cell office:value-type="float" office:value="15407.3768641323" calcext:value-type="float">
            <text:p>15407.3768641323</text:p>
          </table:table-cell>
          <table:table-cell office:value-type="float" office:value="12549.5137397265" calcext:value-type="float">
            <text:p>12549.5137397265</text:p>
          </table:table-cell>
          <table:table-cell office:value-type="float" office:value="12367.5476186267" calcext:value-type="float">
            <text:p>12367.5476186267</text:p>
          </table:table-cell>
          <table:table-cell office:value-type="float" office:value="15223.6134715322" calcext:value-type="float">
            <text:p>15223.6134715322</text:p>
          </table:table-cell>
          <table:table-cell office:value-type="float" office:value="13067.9983326616" calcext:value-type="float">
            <text:p>13067.9983326616</text:p>
          </table:table-cell>
          <table:table-cell office:value-type="float" office:value="13519.2081848063" calcext:value-type="float">
            <text:p>13519.2081848063</text:p>
          </table:table-cell>
          <table:table-cell office:value-type="float" office:value="17100.131109162" calcext:value-type="float">
            <text:p>17100.131109162</text:p>
          </table:table-cell>
          <table:table-cell office:value-type="float" office:value="14753.8770790093" calcext:value-type="float">
            <text:p>14753.8770790093</text:p>
          </table:table-cell>
          <table:table-cell office:value-type="float" office:value="5918.44515201104" calcext:value-type="float">
            <text:p>5918.44515201104</text:p>
          </table:table-cell>
          <table:table-cell office:value-type="float" office:value="6191.71926698118" calcext:value-type="float">
            <text:p>6191.71926698118</text:p>
          </table:table-cell>
          <table:table-cell/>
          <table:table-cell office:value-type="float" office:value="321.207714699233" calcext:value-type="float">
            <text:p>321.207714699233</text:p>
          </table:table-cell>
          <table:table-cell table:number-columns-repeated="2"/>
          <table:table-cell office:value-type="float" office:value="19686.9562706092" calcext:value-type="float">
            <text:p>19686.9562706092</text:p>
          </table:table-cell>
          <table:table-cell office:value-type="float" office:value="963.260840308293" calcext:value-type="float">
            <text:p>963.260840308293</text:p>
          </table:table-cell>
          <table:table-cell table:number-columns-repeated="2"/>
        </table:table-row>
        <table:table-row table:style-name="ro1">
          <table:table-cell office:value-type="float" office:value="106168.781093095" calcext:value-type="float">
            <text:p>106168.781093095</text:p>
          </table:table-cell>
          <table:table-cell office:value-type="float" office:value="13569.0193835497" calcext:value-type="float">
            <text:p>13569.0193835497</text:p>
          </table:table-cell>
          <table:table-cell office:value-type="float" office:value="11753.433941308" calcext:value-type="float">
            <text:p>11753.433941308</text:p>
          </table:table-cell>
          <table:table-cell office:value-type="float" office:value="11630.4532901368" calcext:value-type="float">
            <text:p>11630.4532901368</text:p>
          </table:table-cell>
          <table:table-cell office:value-type="float" office:value="19315.5292240392" calcext:value-type="float">
            <text:p>19315.5292240392</text:p>
          </table:table-cell>
          <table:table-cell office:value-type="float" office:value="12206.2555451072" calcext:value-type="float">
            <text:p>12206.2555451072</text:p>
          </table:table-cell>
          <table:table-cell office:value-type="float" office:value="14572.1363111206" calcext:value-type="float">
            <text:p>14572.1363111206</text:p>
          </table:table-cell>
          <table:table-cell office:value-type="float" office:value="7889.56646571625" calcext:value-type="float">
            <text:p>7889.56646571625</text:p>
          </table:table-cell>
          <table:table-cell office:value-type="float" office:value="11860.278811224" calcext:value-type="float">
            <text:p>11860.278811224</text:p>
          </table:table-cell>
          <table:table-cell office:value-type="float" office:value="12062.846636098" calcext:value-type="float">
            <text:p>12062.846636098</text:p>
          </table:table-cell>
          <table:table-cell office:value-type="float" office:value="5514.31909785525" calcext:value-type="float">
            <text:p>5514.31909785525</text:p>
          </table:table-cell>
          <table:table-cell/>
          <table:table-cell office:value-type="float" office:value="128.094478075912" calcext:value-type="float">
            <text:p>128.094478075912</text:p>
          </table:table-cell>
          <table:table-cell table:number-columns-repeated="2"/>
          <table:table-cell office:value-type="float" office:value="1450.88264579186" calcext:value-type="float">
            <text:p>1450.88264579186</text:p>
          </table:table-cell>
          <table:table-cell office:value-type="float" office:value="1137.96692609696" calcext:value-type="float">
            <text:p>1137.96692609696</text:p>
          </table:table-cell>
          <table:table-cell table:number-columns-repeated="2"/>
        </table:table-row>
        <table:table-row table:style-name="ro1">
          <table:table-cell office:value-type="float" office:value="991865.327470215" calcext:value-type="float">
            <text:p>991865.327470215</text:p>
          </table:table-cell>
          <table:table-cell office:value-type="float" office:value="11684.3231481278" calcext:value-type="float">
            <text:p>11684.3231481278</text:p>
          </table:table-cell>
          <table:table-cell office:value-type="float" office:value="12502.2199341771" calcext:value-type="float">
            <text:p>12502.2199341771</text:p>
          </table:table-cell>
          <table:table-cell office:value-type="float" office:value="11765.607270325" calcext:value-type="float">
            <text:p>11765.607270325</text:p>
          </table:table-cell>
          <table:table-cell office:value-type="float" office:value="11505.2658225364" calcext:value-type="float">
            <text:p>11505.2658225364</text:p>
          </table:table-cell>
          <table:table-cell office:value-type="float" office:value="12240.2080706377" calcext:value-type="float">
            <text:p>12240.2080706377</text:p>
          </table:table-cell>
          <table:table-cell office:value-type="float" office:value="13246.355600482" calcext:value-type="float">
            <text:p>13246.355600482</text:p>
          </table:table-cell>
          <table:table-cell office:value-type="float" office:value="10035.5336799721" calcext:value-type="float">
            <text:p>10035.5336799721</text:p>
          </table:table-cell>
          <table:table-cell office:value-type="float" office:value="14001.2522925776" calcext:value-type="float">
            <text:p>14001.2522925776</text:p>
          </table:table-cell>
          <table:table-cell office:value-type="float" office:value="13265.4561551531" calcext:value-type="float">
            <text:p>13265.4561551531</text:p>
          </table:table-cell>
          <table:table-cell office:value-type="float" office:value="6656.20417042156" calcext:value-type="float">
            <text:p>6656.20417042156</text:p>
          </table:table-cell>
          <table:table-cell/>
          <table:table-cell office:value-type="float" office:value="292.288294559299" calcext:value-type="float">
            <text:p>292.288294559299</text:p>
          </table:table-cell>
          <table:table-cell table:number-columns-repeated="2"/>
          <table:table-cell office:value-type="float" office:value="4147.76464397795" calcext:value-type="float">
            <text:p>4147.76464397795</text:p>
          </table:table-cell>
          <table:table-cell office:value-type="float" office:value="2429.62441080864" calcext:value-type="float">
            <text:p>2429.62441080864</text:p>
          </table:table-cell>
          <table:table-cell table:number-columns-repeated="2"/>
        </table:table-row>
        <table:table-row table:style-name="ro1">
          <table:table-cell office:value-type="float" office:value="228796.17954599" calcext:value-type="float">
            <text:p>228796.17954599</text:p>
          </table:table-cell>
          <table:table-cell office:value-type="float" office:value="14497.4938653901" calcext:value-type="float">
            <text:p>14497.4938653901</text:p>
          </table:table-cell>
          <table:table-cell office:value-type="float" office:value="14344.4169930296" calcext:value-type="float">
            <text:p>14344.4169930296</text:p>
          </table:table-cell>
          <table:table-cell/>
          <table:table-cell office:value-type="float" office:value="11865.3178977326" calcext:value-type="float">
            <text:p>11865.3178977326</text:p>
          </table:table-cell>
          <table:table-cell office:value-type="float" office:value="12829.8795071395" calcext:value-type="float">
            <text:p>12829.8795071395</text:p>
          </table:table-cell>
          <table:table-cell office:value-type="float" office:value="13608.9720436987" calcext:value-type="float">
            <text:p>13608.9720436987</text:p>
          </table:table-cell>
          <table:table-cell office:value-type="float" office:value="21402.3061287796" calcext:value-type="float">
            <text:p>21402.3061287796</text:p>
          </table:table-cell>
          <table:table-cell office:value-type="float" office:value="13812.7379010599" calcext:value-type="float">
            <text:p>13812.7379010599</text:p>
          </table:table-cell>
          <table:table-cell office:value-type="float" office:value="17944.1536905256" calcext:value-type="float">
            <text:p>17944.1536905256</text:p>
          </table:table-cell>
          <table:table-cell office:value-type="float" office:value="6708.19426659136" calcext:value-type="float">
            <text:p>6708.19426659136</text:p>
          </table:table-cell>
          <table:table-cell table:number-columns-repeated="4"/>
          <table:table-cell office:value-type="float" office:value="3964.92973755109" calcext:value-type="float">
            <text:p>3964.92973755109</text:p>
          </table:table-cell>
          <table:table-cell table:number-columns-repeated="3"/>
        </table:table-row>
        <table:table-row table:style-name="ro1">
          <table:table-cell office:value-type="float" office:value="277886.06820058" calcext:value-type="float">
            <text:p>277886.06820058</text:p>
          </table:table-cell>
          <table:table-cell office:value-type="float" office:value="12308.2785020495" calcext:value-type="float">
            <text:p>12308.2785020495</text:p>
          </table:table-cell>
          <table:table-cell office:value-type="float" office:value="11607.9478391565" calcext:value-type="float">
            <text:p>11607.9478391565</text:p>
          </table:table-cell>
          <table:table-cell/>
          <table:table-cell office:value-type="float" office:value="13064.6577251222" calcext:value-type="float">
            <text:p>13064.6577251222</text:p>
          </table:table-cell>
          <table:table-cell office:value-type="float" office:value="15164.5053983227" calcext:value-type="float">
            <text:p>15164.5053983227</text:p>
          </table:table-cell>
          <table:table-cell office:value-type="float" office:value="13158.1697622044" calcext:value-type="float">
            <text:p>13158.1697622044</text:p>
          </table:table-cell>
          <table:table-cell office:value-type="float" office:value="10213.2978716743" calcext:value-type="float">
            <text:p>10213.2978716743</text:p>
          </table:table-cell>
          <table:table-cell office:value-type="float" office:value="11650.4959360586" calcext:value-type="float">
            <text:p>11650.4959360586</text:p>
          </table:table-cell>
          <table:table-cell office:value-type="float" office:value="7157.34023650329" calcext:value-type="float">
            <text:p>7157.34023650329</text:p>
          </table:table-cell>
          <table:table-cell office:value-type="float" office:value="4999.97322149274" calcext:value-type="float">
            <text:p>4999.97322149274</text:p>
          </table:table-cell>
          <table:table-cell table:number-columns-repeated="4"/>
          <table:table-cell office:value-type="float" office:value="3666.44925167745" calcext:value-type="float">
            <text:p>3666.44925167745</text:p>
          </table:table-cell>
          <table:table-cell table:number-columns-repeated="3"/>
        </table:table-row>
        <table:table-row table:style-name="ro1">
          <table:table-cell office:value-type="float" office:value="26409.7569840194" calcext:value-type="float">
            <text:p>26409.7569840194</text:p>
          </table:table-cell>
          <table:table-cell/>
          <table:table-cell office:value-type="float" office:value="12357.3712958411" calcext:value-type="float">
            <text:p>12357.3712958411</text:p>
          </table:table-cell>
          <table:table-cell/>
          <table:table-cell office:value-type="float" office:value="11711.9575205536" calcext:value-type="float">
            <text:p>11711.9575205536</text:p>
          </table:table-cell>
          <table:table-cell/>
          <table:table-cell office:value-type="float" office:value="13587.3049957193" calcext:value-type="float">
            <text:p>13587.3049957193</text:p>
          </table:table-cell>
          <table:table-cell office:value-type="float" office:value="19073.6273676227" calcext:value-type="float">
            <text:p>19073.6273676227</text:p>
          </table:table-cell>
          <table:table-cell office:value-type="float" office:value="1866.16800121642" calcext:value-type="float">
            <text:p>1866.16800121642</text:p>
          </table:table-cell>
          <table:table-cell office:value-type="float" office:value="15351.9690291223" calcext:value-type="float">
            <text:p>15351.9690291223</text:p>
          </table:table-cell>
          <table:table-cell table:number-columns-repeated="9"/>
        </table:table-row>
        <table:table-row table:style-name="ro1">
          <table:table-cell office:value-type="float" office:value="24188.5068646782" calcext:value-type="float">
            <text:p>24188.5068646782</text:p>
          </table:table-cell>
          <table:table-cell table:number-columns-repeated="3"/>
          <table:table-cell office:value-type="float" office:value="33232.2762803299" calcext:value-type="float">
            <text:p>33232.2762803299</text:p>
          </table:table-cell>
          <table:table-cell/>
          <table:table-cell office:value-type="float" office:value="12905.437870366" calcext:value-type="float">
            <text:p>12905.437870366</text:p>
          </table:table-cell>
          <table:table-cell/>
          <table:table-cell office:value-type="float" office:value="901.861388472497" calcext:value-type="float">
            <text:p>901.861388472497</text:p>
          </table:table-cell>
          <table:table-cell office:value-type="float" office:value="15180.5605270438" calcext:value-type="float">
            <text:p>15180.5605270438</text:p>
          </table:table-cell>
          <table:table-cell table:number-columns-repeated="9"/>
        </table:table-row>
        <table:table-row table:style-name="ro1">
          <table:table-cell office:value-type="float" office:value="22088.2672715968" calcext:value-type="float">
            <text:p>22088.2672715968</text:p>
          </table:table-cell>
          <table:table-cell table:number-columns-repeated="3"/>
          <table:table-cell office:value-type="float" office:value="11397.1785452918" calcext:value-type="float">
            <text:p>11397.1785452918</text:p>
          </table:table-cell>
          <table:table-cell table:number-columns-repeated="3"/>
          <table:table-cell office:value-type="float" office:value="1469.78330411105" calcext:value-type="float">
            <text:p>1469.78330411105</text:p>
          </table:table-cell>
          <table:table-cell table:number-columns-repeated="10"/>
        </table:table-row>
        <table:table-row table:style-name="ro1">
          <table:table-cell office:value-type="float" office:value="52506.2290194368" calcext:value-type="float">
            <text:p>52506.2290194368</text:p>
          </table:table-cell>
          <table:table-cell table:number-columns-repeated="3"/>
          <table:table-cell office:value-type="float" office:value="12634.1334469948" calcext:value-type="float">
            <text:p>12634.1334469948</text:p>
          </table:table-cell>
          <table:table-cell table:number-columns-repeated="14"/>
        </table:table-row>
        <table:table-row table:style-name="ro1">
          <table:table-cell office:value-type="float" office:value="4188314.03871787" calcext:value-type="float">
            <text:p>4188314.0387178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5:48:41.49166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5:48:44.892535647</meta:creation-date>
    <meta:editing-duration>PT4M11S</meta:editing-duration>
    <meta:editing-cycles>2</meta:editing-cycles>
    <meta:generator>LibreOffice/6.3.5.2$Linux_X86_64 LibreOffice_project/30$Build-2</meta:generator>
    <dc:date>2020-04-28T15:52:52.703185365</dc:date>
    <meta:document-statistic meta:table-count="1" meta:cell-count="232" meta:object-count="0"/>
  </office:meta>
</office:document-meta>
</file>